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332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91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end="Arrowheads_20_4" draw:marker-end-width="0.15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end="Arrowheads_20_6" draw:marker-end-width="0.153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end="Arrowheads_20_7" draw:marker-end-width="0.15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" svg:stroke-width="0.051cm" svg:stroke-color="#000000" draw:marker-end="Arrowheads_20_8" draw:marker-end-width="0.153cm" svg:stroke-linecap="butt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41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91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52cm" fo:padding-top="0.15cm" fo:padding-bottom="0.15cm" fo:padding-left="0.275cm" fo:padding-right="0.275cm"/>
      <style:paragraph-properties style:writing-mode="lr-tb"/>
    </style:style>
    <style:style style:name="gr23" style:family="graphic" style:parent-style-name="objectwithoutfill">
      <style:graphic-properties draw:stroke="solid" draw:stroke-dash="Dash" svg:stroke-width="0.051cm" svg:stroke-color="#000000" draw:marker-end="Arrowheads_20_9" draw:marker-end-width="0.153cm" svg:stroke-linecap="butt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draw:stroke-dash="Dash" svg:stroke-width="0.051cm" svg:stroke-color="#000000" draw:marker-end="Arrowheads_20_10" draw:marker-end-width="0.153cm" svg:stroke-linecap="butt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draw:stroke-dash="Dash" svg:stroke-width="0.051cm" svg:stroke-color="#000000" draw:marker-end="Arrowheads_20_12" draw:marker-end-width="0.153cm" svg:stroke-linecap="butt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Dash" svg:stroke-width="0.051cm" svg:stroke-color="#000000" draw:marker-end="Arrowheads_20_13" draw:marker-end-width="0.153cm" svg:stroke-linecap="butt" draw:fill="none" draw:textarea-vertical-align="middle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draw:stroke-dash="Dash" svg:stroke-width="0.051cm" svg:stroke-color="#000000" svg:stroke-linecap="butt" draw:fill="none" draw:fill-color="#ffffff" draw:textarea-horizontal-align="left" draw:auto-grow-height="true" draw:auto-grow-width="false" fo:min-height="1.255cm" fo:min-width="0cm" fo:padding-top="0.15cm" fo:padding-bottom="0.15cm" fo:padding-left="0.275cm" fo:padding-right="0.275cm"/>
      <style:paragraph-properties style:writing-mode="lr-tb"/>
    </style:style>
    <style:style style:name="gr29" style:family="graphic" style:parent-style-name="objectwithoutfill">
      <style:graphic-properties draw:stroke="solid" draw:stroke-dash="Dash" svg:stroke-width="0.051cm" svg:stroke-color="#000000" draw:marker-end="Arrowheads_20_14" draw:marker-end-width="0.153cm" svg:stroke-linecap="butt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draw:stroke-dash="Dash" svg:stroke-width="0.051cm" svg:stroke-color="#000000" svg:stroke-linecap="butt" draw:fill="none" fo:min-height="0.955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none" draw:stroke-dash="Dash" svg:stroke-width="0.051cm" svg:stroke-color="#000000" svg:stroke-linecap="butt" draw:fill="none" fo:min-height="0.319cm" fo:padding-top="0.15cm" fo:padding-bottom="0.15cm" fo:padding-left="0.275cm" fo:padding-right="0.275cm"/>
      <style:paragraph-properties style:writing-mode="lr-tb"/>
    </style:style>
    <style:style style:name="gr32" style:family="graphic" style:parent-style-name="objectwithoutfill">
      <style:graphic-properties draw:stroke="dash" draw:stroke-dash="Dash" svg:stroke-width="0.051cm" svg:stroke-color="#000000" svg:stroke-linecap="butt" draw:fill="none" draw:textarea-vertical-align="middle" fo:padding-top="0.15cm" fo:padding-bottom="0.15cm" fo:padding-left="0.275cm" fo:padding-right="0.275cm"/>
    </style:style>
    <style:style style:name="gr33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37cm" fo:padding-top="0.15cm" fo:padding-bottom="0.15cm" fo:padding-left="0.275cm" fo:padding-right="0.275cm"/>
      <style:paragraph-properties style:writing-mode="lr-tb"/>
    </style:style>
    <style:style style:name="gr35" style:family="graphic" style:parent-style-name="objectwithoutfill">
      <style:graphic-properties draw:stroke="solid" draw:stroke-dash="Dash" svg:stroke-width="0.051cm" svg:stroke-color="#000000" draw:marker-end="Arrowheads_20_15" draw:marker-end-width="0.153cm" svg:stroke-linecap="butt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draw:stroke-dash="Dash" svg:stroke-width="0.051cm" svg:stroke-color="#000000" draw:marker-end="Arrowheads_20_16" draw:marker-end-width="0.153cm" svg:stroke-linecap="butt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solid" draw:stroke-dash="Dash" svg:stroke-width="0.051cm" svg:stroke-color="#000000" draw:marker-end="Arrowheads_20_17" draw:marker-end-width="0.153cm" svg:stroke-linecap="butt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draw:stroke="solid" draw:stroke-dash="Dash" svg:stroke-width="0.025cm" svg:stroke-color="#000000" draw:marker-start-width="0.161cm" draw:marker-end-width="0.161cm" svg:stroke-linecap="butt" draw:fill="none" draw:textarea-vertical-align="middle" fo:padding-top="0.137cm" fo:padding-bottom="0.137cm" fo:padding-left="0.262cm" fo:padding-right="0.262cm"/>
    </style:style>
    <style:style style:name="gr39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52cm" fo:padding-top="0.15cm" fo:padding-bottom="0.15cm" fo:padding-left="0.275cm" fo:padding-right="0.275cm"/>
      <style:paragraph-properties style:writing-mode="lr-tb"/>
    </style:style>
    <style:style style:name="gr40" style:family="graphic" style:parent-style-name="objectwithoutfill">
      <style:graphic-properties draw:stroke="solid" draw:stroke-dash="Dash" svg:stroke-width="0.051cm" svg:stroke-color="#000000" draw:marker-end="Arrowheads_20_18" draw:marker-end-width="0.153cm" svg:stroke-linecap="butt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draw:stroke="solid" draw:stroke-dash="Dash" svg:stroke-width="0.051cm" svg:stroke-color="#000000" draw:marker-end="Arrowheads_20_19" draw:marker-end-width="0.153cm" svg:stroke-linecap="butt" draw:fill="none" draw:textarea-vertical-align="middle" fo:padding-top="0.15cm" fo:padding-bottom="0.15cm" fo:padding-left="0.275cm" fo:padding-right="0.275cm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43" style:family="graphic" style:parent-style-name="standard">
      <style:graphic-properties draw:stroke="none" draw:stroke-dash="Dash" svg:stroke-width="0.051cm" svg:stroke-color="#000000" svg:stroke-linecap="butt" draw:fill="none" draw:fill-color="#ffffff" fo:min-height="0.789cm" fo:padding-top="0.15cm" fo:padding-bottom="0.15cm" fo:padding-left="0.275cm" fo:padding-right="0.275cm"/>
      <style:paragraph-properties style:writing-mode="lr-tb"/>
    </style:style>
    <style:style style:name="gr44" style:family="graphic" style:parent-style-name="standard">
      <style:graphic-properties draw:stroke="none" draw:stroke-dash="Dash" svg:stroke-width="0.051cm" svg:stroke-color="#000000" svg:stroke-linecap="butt" draw:fill="none" fo:min-height="0.637cm" fo:padding-top="0.15cm" fo:padding-bottom="0.15cm" fo:padding-left="0.275cm" fo:padding-right="0.275cm"/>
      <style:paragraph-properties style:writing-mode="lr-tb"/>
    </style:style>
    <style:style style:name="gr45" style:family="graphic" style:parent-style-name="standard">
      <style:graphic-properties draw:stroke="none" draw:fill="none" fo:min-height="0.32cm"/>
      <style:paragraph-properties style:writing-mode="lr-tb"/>
    </style:style>
    <style:style style:name="gr46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font-size="9pt" style:font-size-asian="9pt" style:font-size-complex="9pt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</style:style>
    <style:style style:name="T1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4" draw:id="id4" draw:layer="layout" svg:width="4.603cm" svg:height="1.573cm" svg:x="9.176cm" svg:y="10.307cm">
          <draw:text-box>
            <text:p text:style-name="P1"><text:span text:style-name="T1">I</text:span><text:span text:style-name="T1">s</text:span><text:span text:style-name="T1">a</text:span><text:span text:style-name="T1">a</text:span><text:span text:style-name="T1">c</text:span><text:span text:style-name="T1"> </text:span><text:span text:style-name="T1">M</text:span><text:span text:style-name="T1">i</text:span><text:span text:style-name="T1">l</text:span><text:span text:style-name="T1">l</text:span><text:span text:style-name="T1">s</text:span></text:p>
            <text:p text:style-name="P1"><text:span text:style-name="T2">(</text:span><text:span text:style-name="T2">1</text:span><text:span text:style-name="T2">3</text:span><text:span text:style-name="T2"> </text:span><text:span text:style-name="T2">M</text:span><text:span text:style-name="T2">a</text:span><text:span text:style-name="T2">r</text:span><text:span text:style-name="T2"> </text:span><text:span text:style-name="T2">1</text:span><text:span text:style-name="T2">6</text:span><text:span text:style-name="T2">9</text:span><text:span text:style-name="T2">7</text:span><text:span text:style-name="T2"> </text:span><text:span text:style-name="T2">t</text:span><text:span text:style-name="T2">o</text:span><text:span text:style-name="T2"> </text:span><text:span text:style-name="T2">0</text:span><text:span text:style-name="T2">8</text:span><text:span text:style-name="T2"> </text:span><text:span text:style-name="T2">J</text:span><text:span text:style-name="T2">u</text:span><text:span text:style-name="T2">l </text:span><text:span text:style-name="T2">1</text:span><text:span text:style-name="T2">7</text:span><text:span text:style-name="T2">6</text:span><text:span text:style-name="T2">7</text:span><text:span text:style-name="T2">)</text:span></text:p>
            <text:p text:style-name="P1"><text:span text:style-name="T2">M</text:span><text:span text:style-name="T2">. </text:span><text:span text:style-name="T2">H</text:span><text:span text:style-name="T2">a</text:span><text:span text:style-name="T2">n</text:span><text:span text:style-name="T2">n</text:span><text:span text:style-name="T2">a</text:span><text:span text:style-name="T2">h</text:span><text:span text:style-name="T2"> </text:span><text:span text:style-name="T2">M</text:span><text:span text:style-name="T2">i</text:span><text:span text:style-name="T2">l</text:span><text:span text:style-name="T2">l</text:span><text:span text:style-name="T2">e</text:span><text:span text:style-name="T2">r</text:span><text:span text:style-name="T2"> </text:span><text:span text:style-name="T2">(</text:span><text:span text:style-name="T2">0</text:span><text:span text:style-name="T2">6</text:span><text:span text:style-name="T2"> </text:span><text:span text:style-name="T2">A</text:span><text:span text:style-name="T2">u</text:span><text:span text:style-name="T2">g</text:span><text:span text:style-name="T2"> </text:span><text:span text:style-name="T2">1</text:span><text:span text:style-name="T2">6</text:span><text:span text:style-name="T2">9</text:span><text:span text:style-name="T2">8</text:span><text:span text:style-name="T2"> </text:span><text:span text:style-name="T2">t</text:span><text:span text:style-name="T2">o</text:span><text:span text:style-name="T2"> </text:span><text:span text:style-name="T2">1</text:span><text:span text:style-name="T2">6</text:span><text:span text:style-name="T2"> </text:span><text:span text:style-name="T2">S</text:span><text:span text:style-name="T2">e</text:span><text:span text:style-name="T2">p</text:span><text:span text:style-name="T2"> </text:span><text:span text:style-name="T2">1</text:span><text:span text:style-name="T2">7</text:span><text:span text:style-name="T2">7</text:span><text:span text:style-name="T2">7</text:span><text:span text:style-name="T2">)</text:span><text:span text:style-name="T2">, </text:span><text:span text:style-name="T2">1</text:span><text:span text:style-name="T2">7</text:span><text:span text:style-name="T2">1</text:span><text:span text:style-name="T2">9</text:span><text:span text:style-name="T2">.</text:span></text:p>
          </draw:text-box>
        </draw:frame>
        <draw:frame draw:style-name="gr2" draw:text-style-name="P2" xml:id="id1" draw:id="id1" draw:layer="layout" svg:width="3.435cm" svg:height="1.473cm" svg:x="9.76cm" svg:y="2.705cm">
          <draw:text-box>
            <text:p text:style-name="P1"><text:span text:style-name="T1">George Mills</text:span></text:p>
            <text:p text:style-name="P1"><text:span text:style-name="T1">(</text:span><text:span text:style-name="T3">1585 to 17 Oct 1674)</text:span></text:p>
            <text:p text:style-name="P1"><text:span text:style-name="T4">The progenitor of this Mills family </text:span><text:span text:style-name="T4">in America.</text:span></text:p>
          </draw:text-box>
        </draw:frame>
        <draw:frame draw:style-name="gr3" draw:text-style-name="P3" draw:layer="layout" svg:width="0.591cm" svg:height="0.635cm" svg:x="1.965cm" svg:y="2.7cm">
          <draw:text-box>
            <text:p text:style-name="P1"><text:span text:style-name="T5">1</text:span></text:p>
          </draw:text-box>
        </draw:frame>
        <draw:frame draw:style-name="gr4" draw:text-style-name="P2" xml:id="id2" draw:id="id2" draw:layer="layout" svg:width="3.448cm" svg:height="0.937cm" svg:x="9.753cm" svg:y="4.61cm">
          <draw:text-box>
            <text:p text:style-name="P1"><text:span text:style-name="T1">Samuel Mills </text:span></text:p>
            <text:p text:style-name="P1"><text:span text:style-name="T3">(1631 to 09 Mar 1726)</text:span></text:p>
          </draw:text-box>
        </draw:frame>
        <draw:frame draw:style-name="gr5" draw:text-style-name="P3" draw:layer="layout" svg:width="0.591cm" svg:height="0.635cm" svg:x="1.966cm" svg:y="4.594cm">
          <draw:text-box>
            <text:p text:style-name="P1"><text:span text:style-name="T5">2</text:span></text:p>
          </draw:text-box>
        </draw:frame>
        <draw:frame draw:style-name="gr6" draw:text-style-name="P2" xml:id="id11" draw:id="id11" draw:layer="layout" svg:width="4.949cm" svg:height="1.573cm" svg:x="9.003cm" svg:y="6.515cm">
          <draw:text-box>
            <text:p text:style-name="P1"><text:span text:style-name="T1">Timothy Mills </text:span></text:p>
            <text:p text:style-name="P1"><text:span text:style-name="T3">(1667 to 30 Mar 1751)</text:span></text:p>
            <text:p text:style-name="P1"><text:span text:style-name="T4">The progenitor of the Suffolk County </text:span><text:span text:style-name="T4">branch of this Mills family.</text:span></text:p>
          </draw:text-box>
        </draw:frame>
        <draw:frame draw:style-name="gr7" draw:text-style-name="P3" draw:layer="layout" svg:width="0.591cm" svg:height="0.635cm" svg:x="1.967cm" svg:y="6.522cm">
          <draw:text-box>
            <text:p text:style-name="P1"><text:span text:style-name="T5">3</text:span></text:p>
          </draw:text-box>
        </draw:frame>
        <draw:frame draw:style-name="gr8" draw:text-style-name="P3" draw:layer="layout" svg:width="0.591cm" svg:height="0.635cm" svg:x="1.968cm" svg:y="10.307cm">
          <draw:text-box>
            <text:p text:style-name="P1"><text:span text:style-name="T5">4</text:span></text:p>
          </draw:text-box>
        </draw:frame>
        <draw:frame draw:style-name="gr9" draw:text-style-name="P3" draw:layer="layout" svg:width="0.591cm" svg:height="0.635cm" svg:x="1.969cm" svg:y="13.113cm">
          <draw:text-box>
            <text:p text:style-name="P1"><text:span text:style-name="T5">5</text:span></text:p>
          </draw:text-box>
        </draw:frame>
        <draw:frame draw:style-name="gr10" draw:text-style-name="P2" xml:id="id5" draw:id="id5" draw:layer="layout" svg:width="4.445cm" svg:height="1.891cm" svg:x="9.255cm" svg:y="13.129cm">
          <draw:text-box>
            <text:p text:style-name="P1"><text:span text:style-name="T1">(2) </text:span><text:span text:style-name="T1">Isa</text:span><text:span text:style-name="T1">ac </text:span><text:span text:style-name="T1">Mil</text:span><text:span text:style-name="T1">ls</text:span></text:p>
            <text:p text:style-name="P1"><text:span text:style-name="T2">(19 </text:span><text:span text:style-name="T2">Fe</text:span><text:span text:style-name="T2">b </text:span><text:span text:style-name="T2">17</text:span><text:span text:style-name="T2">27 </text:span><text:span text:style-name="T2">to </text:span><text:span text:style-name="T2">23 </text:span><text:span text:style-name="T2">Apr </text:span><text:span text:style-name="T2">17</text:span><text:span text:style-name="T2">83)</text:span></text:p>
            <text:p text:style-name="P1"><text:span text:style-name="T2">M. </text:span><text:span text:style-name="T2">Sar</text:span><text:span text:style-name="T2">ah </text:span><text:span text:style-name="T2">Phil</text:span><text:span text:style-name="T2">lips </text:span><text:span text:style-name="T2">(26 </text:span><text:span text:style-name="T2">Fe</text:span><text:span text:style-name="T2">b </text:span><text:span text:style-name="T2">17</text:span><text:span text:style-name="T2">32 </text:span><text:span text:style-name="T2">to </text:span><text:span text:style-name="T2">29 </text:span><text:span text:style-name="T2">Apr </text:span><text:span text:style-name="T2">17</text:span><text:span text:style-name="T2">90)</text:span><text:span text:style-name="T2">, </text:span><text:span text:style-name="T2">14 </text:span><text:span text:style-name="T2">Fe</text:span><text:span text:style-name="T2">b </text:span><text:span text:style-name="T2">17</text:span><text:span text:style-name="T2">54.</text:span></text:p>
          </draw:text-box>
        </draw:frame>
        <draw:connector draw:style-name="gr11" draw:text-style-name="P4" draw:layer="layout" draw:type="line" svg:x1="11.477cm" svg:y1="4.178cm" svg:x2="11.477cm" svg:y2="4.61cm" draw:start-shape="id1" draw:start-glue-point="2" draw:end-shape="id2" draw:end-glue-point="0" svg:d="M11477 4178v432" svg:viewBox="0 0 1 433">
          <text:p/>
        </draw:connector>
        <draw:connector draw:style-name="gr12" draw:text-style-name="P4" draw:layer="layout" draw:type="line" svg:x1="11.477cm" svg:y1="5.547cm" svg:x2="11.543cm" svg:y2="6.522cm" draw:start-shape="id2" draw:start-glue-point="2" svg:d="M11477 5547l66 975" svg:viewBox="0 0 67 976">
          <text:p/>
        </draw:connector>
        <draw:connector draw:style-name="gr13" draw:text-style-name="P4" draw:layer="layout" draw:type="line" svg:x1="11.477cm" svg:y1="9.459cm" svg:x2="11.477cm" svg:y2="10.307cm" draw:start-shape="id3" draw:start-glue-point="2" draw:end-shape="id4" draw:end-glue-point="0" svg:d="M11477 9459v848" svg:viewBox="0 0 1 849">
          <text:p/>
        </draw:connector>
        <draw:connector draw:style-name="gr14" draw:text-style-name="P4" draw:layer="layout" draw:type="line" svg:x1="11.477cm" svg:y1="11.88cm" svg:x2="11.477cm" svg:y2="13.129cm" draw:start-shape="id4" draw:start-glue-point="2" draw:end-shape="id5" draw:end-glue-point="0" svg:d="M11477 11880v1249" svg:viewBox="0 0 1 1250">
          <text:p/>
        </draw:connector>
        <draw:frame draw:style-name="gr15" draw:text-style-name="P3" draw:layer="layout" svg:width="0.591cm" svg:height="0.635cm" svg:x="1.97cm" svg:y="16.895cm">
          <draw:text-box>
            <text:p text:style-name="P1"><text:span text:style-name="T5">6</text:span></text:p>
          </draw:text-box>
        </draw:frame>
        <draw:frame draw:style-name="gr16" draw:text-style-name="P6" xml:id="id16" draw:id="id16" draw:layer="layout" svg:width="4.444cm" svg:height="0.937cm" svg:x="9.255cm" svg:y="24.537cm">
          <draw:text-box>
            <text:p text:style-name="P5"><text:span text:style-name="T6">(2) Edward Hallock Mills</text:span></text:p>
            <text:p text:style-name="P5"><text:span text:style-name="T2">(25 Mar 1819 to 01 Jan 1908)</text:span></text:p>
          </draw:text-box>
        </draw:frame>
        <draw:frame draw:style-name="gr17" draw:text-style-name="P6" xml:id="id6" draw:id="id6" draw:layer="layout" svg:width="4.762cm" svg:height="1.891cm" svg:x="3.155cm" svg:y="16.895cm">
          <draw:text-box>
            <text:p text:style-name="P5"><text:span text:style-name="T6">(</text:span><text:span text:style-name="T6">3</text:span><text:span text:style-name="T6">)</text:span><text:span text:style-name="T6"> </text:span><text:span text:style-name="T6">W</text:span><text:span text:style-name="T6">i</text:span><text:span text:style-name="T6">l</text:span><text:span text:style-name="T6">l</text:span><text:span text:style-name="T6">i</text:span><text:span text:style-name="T6">a</text:span><text:span text:style-name="T6">m</text:span><text:span text:style-name="T6"> </text:span><text:span text:style-name="T6">M</text:span><text:span text:style-name="T6">i</text:span><text:span text:style-name="T6">l</text:span><text:span text:style-name="T6">l</text:span><text:span text:style-name="T6">s</text:span><text:span text:style-name="T6"> </text:span><text:span text:style-name="T2">(</text:span><text:span text:style-name="T2">o</text:span><text:span text:style-name="T2">f </text:span><text:span text:style-name="T2">M</text:span><text:span text:style-name="T2">i</text:span><text:span text:style-name="T2">l</text:span><text:span text:style-name="T2">l</text:span><text:span text:style-name="T2">s</text:span><text:span text:style-name="T2"> </text:span><text:span text:style-name="T2">P</text:span><text:span text:style-name="T2">o</text:span><text:span text:style-name="T2">n</text:span><text:span text:style-name="T2">d</text:span><text:span text:style-name="T2">)</text:span></text:p>
            <text:p text:style-name="P5"><text:span text:style-name="T2">(</text:span><text:span text:style-name="T2">2</text:span><text:span text:style-name="T2">7</text:span><text:span text:style-name="T2"> </text:span><text:span text:style-name="T2">A</text:span><text:span text:style-name="T2">u</text:span><text:span text:style-name="T2">g</text:span><text:span text:style-name="T2"> </text:span><text:span text:style-name="T2">1</text:span><text:span text:style-name="T2">7</text:span><text:span text:style-name="T2">5</text:span><text:span text:style-name="T2">7</text:span><text:span text:style-name="T2"> </text:span><text:span text:style-name="T2">t</text:span><text:span text:style-name="T2">o</text:span><text:span text:style-name="T2"> </text:span><text:span text:style-name="T2">1</text:span><text:span text:style-name="T2">2</text:span><text:span text:style-name="T2"> </text:span><text:span text:style-name="T2">J</text:span><text:span text:style-name="T2">u</text:span><text:span text:style-name="T2">n</text:span><text:span text:style-name="T2"> </text:span><text:span text:style-name="T2">1</text:span><text:span text:style-name="T2">8</text:span><text:span text:style-name="T2">3</text:span><text:span text:style-name="T2">7</text:span><text:span text:style-name="T2">)</text:span></text:p>
            <text:p text:style-name="P5"><text:span text:style-name="T7">M</text:span><text:span text:style-name="T7">. </text:span><text:span text:style-name="T7">M</text:span><text:span text:style-name="T7">a</text:span><text:span text:style-name="T7">r</text:span><text:span text:style-name="T7">t</text:span><text:span text:style-name="T7">h</text:span><text:span text:style-name="T7">a</text:span><text:span text:style-name="T7"> </text:span><text:span text:style-name="T7">H</text:span><text:span text:style-name="T7">e</text:span><text:span text:style-name="T7">l</text:span><text:span text:style-name="T7">m</text:span><text:span text:style-name="T7">e</text:span><text:span text:style-name="T7"> </text:span><text:span text:style-name="T7">(</text:span><text:span text:style-name="T7">1</text:span><text:span text:style-name="T7">9</text:span><text:span text:style-name="T7"> </text:span><text:span text:style-name="T7">F</text:span><text:span text:style-name="T7">e</text:span><text:span text:style-name="T7">b</text:span><text:span text:style-name="T7"> </text:span><text:span text:style-name="T7">1</text:span><text:span text:style-name="T7">7</text:span><text:span text:style-name="T7">6</text:span><text:span text:style-name="T7">1</text:span><text:span text:style-name="T7"> </text:span><text:span text:style-name="T7">t</text:span><text:span text:style-name="T7">o</text:span><text:span text:style-name="T7"> </text:span><text:span text:style-name="T7">2</text:span><text:span text:style-name="T7">3</text:span><text:span text:style-name="T7"> </text:span><text:span text:style-name="T7">N</text:span><text:span text:style-name="T7">o</text:span><text:span text:style-name="T7">v</text:span><text:span text:style-name="T7"> </text:span><text:span text:style-name="T7">1</text:span><text:span text:style-name="T7">8</text:span><text:span text:style-name="T7">5</text:span><text:span text:style-name="T7">4</text:span><text:span text:style-name="T7">)</text:span><text:span text:style-name="T7">, </text:span><text:span text:style-name="T7">2</text:span><text:span text:style-name="T7">7</text:span><text:span text:style-name="T7"> </text:span><text:span text:style-name="T7">D</text:span><text:span text:style-name="T7">e</text:span><text:span text:style-name="T7">c</text:span><text:span text:style-name="T7"> </text:span><text:span text:style-name="T7">1</text:span><text:span text:style-name="T7">7</text:span><text:span text:style-name="T7">8</text:span><text:span text:style-name="T7">5</text:span><text:span text:style-name="T7">.</text:span></text:p>
          </draw:text-box>
        </draw:frame>
        <draw:frame draw:style-name="gr18" draw:text-style-name="P3" draw:layer="layout" svg:width="0.591cm" svg:height="0.635cm" svg:x="1.97cm" svg:y="20.724cm">
          <draw:text-box>
            <text:p text:style-name="P1"><text:span text:style-name="T5">7</text:span></text:p>
          </draw:text-box>
        </draw:frame>
        <draw:frame draw:style-name="gr19" draw:text-style-name="P6" xml:id="id8" draw:id="id8" draw:layer="layout" svg:width="4.763cm" svg:height="1.573cm" svg:x="3.155cm" svg:y="20.724cm">
          <draw:text-box>
            <text:p text:style-name="P5"><text:span text:style-name="T6">(5) </text:span><text:span text:style-name="T6">Will</text:span><text:span text:style-name="T6">iam </text:span><text:span text:style-name="T6">Mill</text:span><text:span text:style-name="T6">s </text:span><text:span text:style-name="T2">(of </text:span><text:span text:style-name="T2">Erie </text:span><text:span text:style-name="T2">Cou</text:span><text:span text:style-name="T2">nty)</text:span></text:p>
            <text:p text:style-name="P5"><text:span text:style-name="T2">(11 </text:span><text:span text:style-name="T2">Nov </text:span><text:span text:style-name="T2">179</text:span><text:span text:style-name="T2">2 to </text:span><text:span text:style-name="T2">15 </text:span><text:span text:style-name="T2">Aug </text:span><text:span text:style-name="T2">186</text:span><text:span text:style-name="T2">7)</text:span></text:p>
            <text:p text:style-name="P5"><text:span text:style-name="T7">M. </text:span><text:span text:style-name="T7">Deb</text:span><text:span text:style-name="T7">ora</text:span><text:span text:style-name="T7">h </text:span><text:span text:style-name="T7">Smi</text:span><text:span text:style-name="T7">th </text:span><text:span text:style-name="T7">(02 </text:span><text:span text:style-name="T7">Dec </text:span><text:span text:style-name="T7">176</text:span><text:span text:style-name="T7">8 to </text:span><text:span text:style-name="T7">13 </text:span><text:span text:style-name="T7">Jun </text:span><text:span text:style-name="T7">188</text:span><text:span text:style-name="T7">2), </text:span><text:span text:style-name="T7">19 </text:span><text:span text:style-name="T7">Jan </text:span><text:span text:style-name="T7">181</text:span><text:span text:style-name="T7">9.</text:span></text:p>
          </draw:text-box>
        </draw:frame>
        <draw:frame draw:style-name="gr20" draw:text-style-name="P2" xml:id="id7" draw:id="id7" draw:layer="layout" svg:width="4.445cm" svg:height="1.573cm" svg:x="9.255cm" svg:y="16.895cm">
          <draw:text-box>
            <text:p text:style-name="P1"><text:span text:style-name="T6">(7) </text:span><text:span text:style-name="T6">Ge</text:span><text:span text:style-name="T6">org</text:span><text:span text:style-name="T6">e </text:span><text:span text:style-name="T6">Mill</text:span><text:span text:style-name="T6">s</text:span></text:p>
            <text:p text:style-name="P5"><text:span text:style-name="T2">(23 </text:span><text:span text:style-name="T2">Aug </text:span><text:span text:style-name="T2">176</text:span><text:span text:style-name="T2">5 to </text:span><text:span text:style-name="T2">18 </text:span><text:span text:style-name="T2">Mar </text:span><text:span text:style-name="T2">184</text:span><text:span text:style-name="T2">6)</text:span></text:p>
            <text:p text:style-name="P5"><text:span text:style-name="T2">M. </text:span><text:span text:style-name="T2">Tabi</text:span><text:span text:style-name="T2">tha </text:span><text:span text:style-name="T2">Dav</text:span><text:span text:style-name="T2">is </text:span><text:span text:style-name="T2">(16 </text:span><text:span text:style-name="T2">Feb </text:span><text:span text:style-name="T2">177</text:span><text:span text:style-name="T2">4 to </text:span><text:span text:style-name="T2">?)</text:span></text:p>
          </draw:text-box>
        </draw:frame>
        <draw:frame draw:style-name="gr21" draw:text-style-name="P2" xml:id="id17" draw:id="id17" draw:layer="layout" svg:width="4.898cm" svg:height="1.891cm" svg:x="3.087cm" svg:y="24.537cm">
          <draw:text-box>
            <text:p text:style-name="P1"><text:span text:style-name="T1">(6) Mary Smith (Mills) Warren</text:span></text:p>
            <text:p text:style-name="P1"><text:span text:style-name="T3">(10 Jun 1831 to 06 Apr 1894)</text:span></text:p>
            <text:p text:style-name="P1"><text:span text:style-name="T3">M. James D. Warren (12 Jan 1823 to 17 Dec 1886), </text:span></text:p>
            <text:p text:style-name="P1"><text:span text:style-name="T2"/></text:p>
          </draw:text-box>
        </draw:frame>
        <draw:frame draw:style-name="gr22" draw:text-style-name="P6" xml:id="id9" draw:id="id9" draw:layer="layout" svg:width="4.445cm" svg:height="0.952cm" svg:x="9.255cm" svg:y="20.724cm">
          <draw:text-box>
            <text:p text:style-name="P5"><text:span text:style-name="T6">(2) Jonas Davis Mills</text:span></text:p>
            <text:p text:style-name="P5"><text:span text:style-name="T2">(02 May 1795 to 30 Jan 1882)</text:span></text:p>
          </draw:text-box>
        </draw:frame>
        <draw:connector draw:style-name="gr23" draw:text-style-name="P4" draw:layer="layout" draw:type="line" svg:x1="11.477cm" svg:y1="15.02cm" svg:x2="5.536cm" svg:y2="16.895cm" draw:start-shape="id5" draw:start-glue-point="2" draw:end-shape="id6" draw:end-glue-point="0" svg:d="M11477 15020l-5941 1875" svg:viewBox="0 0 5942 1876">
          <text:p/>
        </draw:connector>
        <draw:connector draw:style-name="gr24" draw:text-style-name="P4" draw:layer="layout" draw:type="line" svg:x1="11.477cm" svg:y1="15.02cm" svg:x2="11.477cm" svg:y2="16.895cm" draw:start-shape="id5" draw:start-glue-point="2" draw:end-shape="id7" draw:end-glue-point="0" svg:d="M11477 15020v1875" svg:viewBox="0 0 1 1876">
          <text:p/>
        </draw:connector>
        <draw:connector draw:style-name="gr25" draw:text-style-name="P4" draw:layer="layout" draw:type="line" svg:x1="5.536cm" svg:y1="18.786cm" svg:x2="5.536cm" svg:y2="20.724cm" draw:start-shape="id6" draw:start-glue-point="2" draw:end-shape="id8" draw:end-glue-point="0" svg:d="M5536 18786v1938" svg:viewBox="0 0 1 1939">
          <text:p/>
        </draw:connector>
        <draw:connector draw:style-name="gr26" draw:text-style-name="P4" draw:layer="layout" draw:type="line" svg:x1="11.477cm" svg:y1="18.468cm" svg:x2="11.477cm" svg:y2="20.724cm" draw:start-shape="id7" draw:start-glue-point="2" draw:end-shape="id9" draw:end-glue-point="0" svg:d="M11477 18468v2256" svg:viewBox="0 0 1 2257">
          <text:p/>
        </draw:connector>
        <draw:frame draw:style-name="gr27" draw:text-style-name="P6" xml:id="id10" draw:id="id10" draw:layer="layout" svg:width="4.127cm" svg:height="1.255cm" svg:x="15.497cm" svg:y="16.895cm">
          <draw:text-box>
            <text:p text:style-name="P5"><text:span text:style-name="T1">(6) </text:span><text:span text:style-name="T1">Eli</text:span><text:span text:style-name="T1">za</text:span><text:span text:style-name="T1">bet</text:span><text:span text:style-name="T1">h </text:span><text:span text:style-name="T1">(Mi</text:span><text:span text:style-name="T1">lls) </text:span><text:span text:style-name="T1">Mil</text:span><text:span text:style-name="T1">ls</text:span></text:p>
            <text:p text:style-name="P5"><text:span text:style-name="T3">(22 </text:span><text:span text:style-name="T3">Apr </text:span><text:span text:style-name="T3">17</text:span><text:span text:style-name="T3">63 </text:span><text:span text:style-name="T3">to </text:span><text:span text:style-name="T3">12 </text:span><text:span text:style-name="T3">Jul </text:span><text:span text:style-name="T3">18</text:span><text:span text:style-name="T3">24)</text:span></text:p>
            <text:p text:style-name="P5"><text:span text:style-name="T2">M. </text:span><text:span text:style-name="T2">17 </text:span><text:span text:style-name="T2">Fe</text:span><text:span text:style-name="T2">b </text:span><text:span text:style-name="T2">17</text:span><text:span text:style-name="T2">84.</text:span></text:p>
          </draw:text-box>
        </draw:frame>
        <draw:frame draw:style-name="gr28" draw:text-style-name="P7" draw:layer="layout" svg:width="19.59cm" svg:height="1.555cm" svg:x="1cm" svg:y="0.832cm">
          <draw:text-box>
            <text:p><text:span text:style-name="T8">Exploring the </text:span><text:span text:style-name="T8">Family </text:span><text:span text:style-name="T8">Relationships </text:span><text:span text:style-name="T8">Between </text:span><text:span text:style-name="T8">William Mills of </text:span><text:span text:style-name="T8">Erie County, </text:span><text:span text:style-name="T8">Jedediah Mills, </text:span><text:span text:style-name="T8">Elizabeth Mills, </text:span><text:span text:style-name="T8">Mary Platt Mills </text:span><text:span text:style-name="T8">and Jonas </text:span><text:span text:style-name="T8">Davis Mills.</text:span></text:p>
          </draw:text-box>
        </draw:frame>
        <draw:connector draw:style-name="gr29" draw:text-style-name="P4" draw:layer="layout" draw:type="line" svg:x1="11.477cm" svg:y1="15.02cm" svg:x2="17.56cm" svg:y2="16.895cm" draw:start-shape="id5" draw:start-glue-point="2" draw:end-shape="id10" draw:end-glue-point="0" svg:d="M11477 15020l6083 1875" svg:viewBox="0 0 6084 1876">
          <text:p/>
        </draw:connector>
        <draw:frame draw:style-name="gr30" draw:text-style-name="P8" xml:id="id15" draw:id="id15" draw:layer="layout" svg:width="4.506cm" svg:height="1.255cm" svg:x="9.224cm" svg:y="22.348cm">
          <draw:text-box>
            <text:p><text:span text:style-name="T3">M. </text:span><text:span text:style-name="T3">Ma</text:span><text:span text:style-name="T3">ry </text:span><text:span text:style-name="T3">Hal</text:span><text:span text:style-name="T3">loc</text:span><text:span text:style-name="T3">k </text:span><text:span text:style-name="T3">(08 </text:span><text:span text:style-name="T3">De</text:span><text:span text:style-name="T3">c </text:span><text:span text:style-name="T3">17</text:span><text:span text:style-name="T3">98 </text:span><text:span text:style-name="T3">to </text:span><text:span text:style-name="T3">02 </text:span><text:span text:style-name="T3">Ma</text:span><text:span text:style-name="T3">r </text:span><text:span text:style-name="T3">18</text:span><text:span text:style-name="T3">27)</text:span><text:span text:style-name="T3">, </text:span><text:span text:style-name="T3">M. </text:span><text:span text:style-name="T3">25 </text:span><text:span text:style-name="T3">Fe</text:span><text:span text:style-name="T3">b </text:span><text:span text:style-name="T3">18</text:span><text:span text:style-name="T3">18.</text:span></text:p>
          </draw:text-box>
        </draw:frame>
        <draw:frame draw:style-name="gr31" draw:text-style-name="P8" xml:id="id3" draw:id="id3" draw:layer="layout" svg:width="2.223cm" svg:height="0.619cm" svg:x="10.366cm" svg:y="8.84cm">
          <draw:text-box>
            <text:p><text:span text:style-name="T3">M. </text:span><text:span text:style-name="T3">Eliz</text:span><text:span text:style-name="T3">ab</text:span><text:span text:style-name="T3">eth</text:span></text:p>
          </draw:text-box>
        </draw:frame>
        <draw:connector draw:style-name="gr32" draw:text-style-name="P4" draw:layer="layout" draw:type="line" svg:x1="11.477cm" svg:y1="8.088cm" svg:x2="11.477cm" svg:y2="8.84cm" draw:start-shape="id11" draw:start-glue-point="2" draw:end-shape="id3" draw:end-glue-point="0" svg:d="M11477 8088v752" svg:viewBox="0 0 1 753">
          <text:p/>
        </draw:connector>
        <draw:frame draw:style-name="gr31" draw:text-style-name="P8" xml:id="id12" draw:id="id12" draw:layer="layout" svg:width="3.493cm" svg:height="0.619cm" svg:x="15.814cm" svg:y="8.84cm">
          <draw:text-box>
            <text:p><text:span text:style-name="T3">M. </text:span><text:span text:style-name="T3">Sar</text:span><text:span text:style-name="T3">ah </text:span><text:span text:style-name="T3">Lon</text:span><text:span text:style-name="T3">gbo</text:span><text:span text:style-name="T3">tha</text:span><text:span text:style-name="T3">m</text:span></text:p>
          </draw:text-box>
        </draw:frame>
        <draw:connector draw:style-name="gr32" draw:text-style-name="P4" draw:layer="layout" draw:type="line" svg:x1="11.477cm" svg:y1="8.088cm" svg:x2="17.56cm" svg:y2="8.84cm" draw:start-shape="id11" draw:start-glue-point="2" draw:end-shape="id12" draw:end-glue-point="0" svg:d="M11477 8088l6083 752" svg:viewBox="0 0 6084 753">
          <text:p/>
        </draw:connector>
        <draw:frame draw:style-name="gr33" draw:text-style-name="P2" xml:id="id14" draw:id="id14" draw:layer="layout" svg:width="4.445cm" svg:height="1.255cm" svg:x="15.338cm" svg:y="18.838cm">
          <draw:text-box>
            <text:p text:style-name="P1"><text:span text:style-name="T6">(7) Mary Platt (Mills) Mills</text:span></text:p>
            <text:p text:style-name="P1"><text:span text:style-name="T2">(30 Jan 1801 to 18 Jun 1881)</text:span></text:p>
            <text:p text:style-name="P1"><text:span text:style-name="T2">M. 25 Apr 1831.</text:span></text:p>
          </draw:text-box>
        </draw:frame>
        <draw:frame draw:style-name="gr34" draw:text-style-name="P6" xml:id="id13" draw:id="id13" draw:layer="layout" svg:width="4.445cm" svg:height="0.937cm" svg:x="15.338cm" svg:y="13.113cm">
          <draw:text-box>
            <text:p text:style-name="P5"><text:span text:style-name="T6">(</text:span><text:span text:style-name="T6">2</text:span><text:span text:style-name="T6">)</text:span><text:span text:style-name="T6"> </text:span><text:span text:style-name="T6">J</text:span><text:span text:style-name="T6">e</text:span><text:span text:style-name="T6">d</text:span><text:span text:style-name="T6">e</text:span><text:span text:style-name="T6">d</text:span><text:span text:style-name="T6">i</text:span><text:span text:style-name="T6">a</text:span><text:span text:style-name="T6">h</text:span><text:span text:style-name="T6"> </text:span><text:span text:style-name="T6">M</text:span><text:span text:style-name="T6">i</text:span><text:span text:style-name="T6">l</text:span><text:span text:style-name="T6">l</text:span><text:span text:style-name="T6">s</text:span></text:p>
            <text:p text:style-name="P5"><text:span text:style-name="T2">(</text:span><text:span text:style-name="T2">0</text:span><text:span text:style-name="T2">4</text:span><text:span text:style-name="T2"> </text:span><text:span text:style-name="T2">N</text:span><text:span text:style-name="T2">o</text:span><text:span text:style-name="T2">v</text:span><text:span text:style-name="T2"> </text:span><text:span text:style-name="T2">1</text:span><text:span text:style-name="T2">7</text:span><text:span text:style-name="T2">5</text:span><text:span text:style-name="T2">5</text:span><text:span text:style-name="T2"> </text:span><text:span text:style-name="T2">t</text:span><text:span text:style-name="T2">o</text:span><text:span text:style-name="T2"> </text:span><text:span text:style-name="T2">2</text:span><text:span text:style-name="T2">1</text:span><text:span text:style-name="T2"> </text:span><text:span text:style-name="T2">D</text:span><text:span text:style-name="T2">e</text:span><text:span text:style-name="T2">c</text:span><text:span text:style-name="T2"> </text:span><text:span text:style-name="T2">1</text:span><text:span text:style-name="T2">8</text:span><text:span text:style-name="T2">2</text:span><text:span text:style-name="T2">8</text:span><text:span text:style-name="T2">)</text:span></text:p>
          </draw:text-box>
        </draw:frame>
        <draw:connector draw:style-name="gr32" draw:text-style-name="P4" draw:layer="layout" draw:type="line" svg:x1="17.56cm" svg:y1="14.05cm" svg:x2="17.56cm" svg:y2="16.895cm" draw:start-shape="id13" draw:start-glue-point="2" draw:end-shape="id10" draw:end-glue-point="0" svg:d="M17560 14050v2845" svg:viewBox="0 0 1 2846">
          <text:p/>
        </draw:connector>
        <draw:connector draw:style-name="gr32" draw:text-style-name="P4" draw:layer="layout" draw:type="line" svg:x1="17.56cm" svg:y1="20.093cm" svg:x2="11.477cm" svg:y2="20.724cm" draw:start-shape="id14" draw:start-glue-point="2" draw:end-shape="id9" draw:end-glue-point="0" svg:d="M17560 20093l-6083 631" svg:viewBox="0 0 6084 632">
          <text:p/>
        </draw:connector>
        <draw:connector draw:style-name="gr32" draw:text-style-name="P4" draw:layer="layout" draw:type="line" svg:x1="11.477cm" svg:y1="21.676cm" svg:x2="11.477cm" svg:y2="22.348cm" draw:start-shape="id9" draw:start-glue-point="2" draw:end-shape="id15" draw:end-glue-point="0" svg:d="M11477 21676v672" svg:viewBox="0 0 1 673">
          <text:p/>
        </draw:connector>
        <draw:connector draw:style-name="gr35" draw:text-style-name="P4" draw:layer="layout" draw:type="line" svg:x1="11.477cm" svg:y1="23.603cm" svg:x2="11.477cm" svg:y2="24.537cm" draw:start-shape="id15" draw:start-glue-point="2" draw:end-shape="id16" draw:end-glue-point="0" svg:d="M11477 23603v934" svg:viewBox="0 0 1 935">
          <text:p/>
        </draw:connector>
        <draw:connector draw:style-name="gr36" draw:text-style-name="P4" draw:layer="layout" draw:type="line" svg:x1="5.536cm" svg:y1="22.297cm" svg:x2="5.536cm" svg:y2="24.537cm" draw:start-shape="id8" draw:start-glue-point="2" draw:end-shape="id17" draw:end-glue-point="0" svg:d="M5536 22297v2240" svg:viewBox="0 0 1 2241">
          <text:p/>
        </draw:connector>
        <draw:connector draw:style-name="gr37" draw:text-style-name="P4" draw:layer="layout" draw:type="line" svg:x1="17.56cm" svg:y1="18.15cm" svg:x2="17.56cm" svg:y2="18.838cm" draw:start-shape="id10" draw:start-glue-point="2" draw:end-shape="id14" draw:end-glue-point="0" svg:d="M17560 18150v688" svg:viewBox="0 0 1 689">
          <text:p/>
        </draw:connector>
        <draw:line draw:style-name="gr38" draw:text-style-name="P4" draw:layer="layout" svg:x1="1.817cm" svg:y1="2.7cm" svg:x2="20.232cm" svg:y2="2.7cm">
          <text:p/>
        </draw:line>
        <draw:line draw:style-name="gr38" draw:text-style-name="P4" draw:layer="layout" svg:x1="1.817cm" svg:y1="4.6cm" svg:x2="20.232cm" svg:y2="4.6cm">
          <text:p/>
        </draw:line>
        <draw:line draw:style-name="gr38" draw:text-style-name="P4" draw:layer="layout" svg:x1="1.817cm" svg:y1="6.513cm" svg:x2="20.232cm" svg:y2="6.513cm">
          <text:p/>
        </draw:line>
        <draw:line draw:style-name="gr38" draw:text-style-name="P4" draw:layer="layout" svg:x1="1.817cm" svg:y1="10.313cm" svg:x2="20.232cm" svg:y2="10.313cm">
          <text:p/>
        </draw:line>
        <draw:line draw:style-name="gr38" draw:text-style-name="P4" draw:layer="layout" svg:x1="1.817cm" svg:y1="13.113cm" svg:x2="20.232cm" svg:y2="13.113cm">
          <text:p/>
        </draw:line>
        <draw:line draw:style-name="gr38" draw:text-style-name="P4" draw:layer="layout" svg:x1="1.817cm" svg:y1="16.93cm" svg:x2="20.232cm" svg:y2="16.93cm">
          <text:p/>
        </draw:line>
        <draw:frame draw:style-name="gr39" draw:text-style-name="P6" xml:id="id18" draw:id="id18" draw:layer="layout" svg:width="4.445cm" svg:height="1.255cm" svg:x="15.338cm" svg:y="10.307cm">
          <draw:text-box>
            <text:p text:style-name="P5"><text:span text:style-name="T6">Jonas <text:s/>Mills</text:span></text:p>
            <text:p text:style-name="P5"><text:span text:style-name="T2">M </text:span><text:span text:style-name="T6">Abigail (Mills) Mills</text:span><text:span text:style-name="T2"> </text:span><text:span text:style-name="T2">of NJ, 1752.</text:span></text:p>
          </draw:text-box>
        </draw:frame>
        <draw:connector draw:style-name="gr40" draw:text-style-name="P4" draw:layer="layout" draw:type="line" svg:x1="17.56cm" svg:y1="9.459cm" svg:x2="17.56cm" svg:y2="10.307cm" draw:start-shape="id12" draw:start-glue-point="2" draw:end-shape="id18" draw:end-glue-point="0" svg:d="M17560 9459v848" svg:viewBox="0 0 1 849">
          <text:p/>
        </draw:connector>
        <draw:connector draw:style-name="gr41" draw:text-style-name="P4" draw:layer="layout" draw:type="line" svg:x1="17.56cm" svg:y1="11.562cm" svg:x2="17.56cm" svg:y2="13.113cm" draw:start-shape="id18" draw:start-glue-point="2" draw:end-shape="id13" svg:d="M17560 11562v1551" svg:viewBox="0 0 1 1552">
          <text:p/>
        </draw:connector>
        <draw:line draw:style-name="gr38" draw:text-style-name="P4" draw:layer="layout" svg:x1="1.817cm" svg:y1="24.554cm" svg:x2="20.232cm" svg:y2="24.554cm">
          <text:p/>
        </draw:line>
        <draw:line draw:style-name="gr38" draw:text-style-name="P4" draw:layer="layout" svg:x1="1.817cm" svg:y1="20.754cm" svg:x2="20.232cm" svg:y2="20.754cm">
          <text:p/>
        </draw:line>
        <draw:frame draw:style-name="gr42" draw:text-style-name="P3" draw:layer="layout" svg:width="0.591cm" svg:height="0.635cm" svg:x="1.971cm" svg:y="24.537cm">
          <draw:text-box>
            <text:p text:style-name="P1"><text:span text:style-name="T5">8</text:span></text:p>
          </draw:text-box>
        </draw:frame>
        <draw:frame draw:style-name="gr43" draw:text-style-name="P9" draw:layer="layout" svg:width="4.445cm" svg:height="1.089cm" draw:transform="rotate (-1.5707963267949) translate (1.817cm 3cm)">
          <draw:text-box>
            <text:p><text:span text:style-name="T9">G e n e r a t I o n s</text:span></text:p>
          </draw:text-box>
        </draw:frame>
        <draw:frame draw:style-name="gr44" draw:text-style-name="P8" xml:id="id19" draw:id="id19" draw:layer="layout" svg:width="4.762cm" svg:height="0.937cm" svg:x="9.096cm" svg:y="25.974cm">
          <draw:text-box>
            <text:p><text:span text:style-name="T3">M. Mary Ann Pine (08 Feb </text:span><text:span text:style-name="T3">1819 to 28 Dec 1895), 29 </text:span><text:span text:style-name="T3">Dec 1850.</text:span></text:p>
          </draw:text-box>
        </draw:frame>
        <draw:frame draw:style-name="gr30" draw:text-style-name="P8" xml:id="id20" draw:id="id20" draw:layer="layout" svg:width="4.752cm" svg:height="1.255cm" svg:x="15.184cm" svg:y="25.974cm">
          <draw:text-box>
            <text:p><text:span text:style-name="T3">M. </text:span><text:span text:style-name="T3">Han</text:span><text:span text:style-name="T3">nah </text:span><text:span text:style-name="T3">(Th</text:span><text:span text:style-name="T3">atc</text:span><text:span text:style-name="T3">her) </text:span><text:span text:style-name="T3">Eas</text:span><text:span text:style-name="T3">tma</text:span><text:span text:style-name="T3">n </text:span><text:span text:style-name="T3">(21 </text:span><text:span text:style-name="T3">Ma</text:span><text:span text:style-name="T3">y </text:span><text:span text:style-name="T3">182</text:span><text:span text:style-name="T3">4 to </text:span><text:span text:style-name="T3">25 </text:span><text:span text:style-name="T3">Feb </text:span><text:span text:style-name="T3">191</text:span><text:span text:style-name="T3">7), </text:span><text:span text:style-name="T3">30 </text:span><text:span text:style-name="T3">Dec </text:span><text:span text:style-name="T3">189</text:span><text:span text:style-name="T3">6.</text:span></text:p>
          </draw:text-box>
        </draw:frame>
        <draw:connector draw:style-name="gr32" draw:text-style-name="P4" draw:layer="layout" draw:type="line" svg:x1="11.477cm" svg:y1="25.474cm" svg:x2="11.477cm" svg:y2="25.974cm" draw:start-shape="id16" draw:start-glue-point="2" draw:end-shape="id19" draw:end-glue-point="0" svg:d="M11477 25474v500" svg:viewBox="0 0 1 501">
          <text:p/>
        </draw:connector>
        <draw:connector draw:style-name="gr32" draw:text-style-name="P4" draw:layer="layout" draw:type="line" svg:x1="11.477cm" svg:y1="25.474cm" svg:x2="17.56cm" svg:y2="25.974cm" draw:start-shape="id16" draw:start-glue-point="2" draw:end-shape="id20" draw:end-glue-point="0" svg:d="M11477 25474l6083 500" svg:viewBox="0 0 6084 501">
          <text:p/>
        </draw:connector>
        <draw:frame draw:style-name="gr45" draw:text-style-name="P10" draw:layer="layout" svg:width="0.976cm" svg:height="0.57cm" svg:x="17.486cm" svg:y="8.42cm">
          <draw:text-box>
            <text:p><text:span text:style-name="T1">(2)</text:span></text:p>
          </draw:text-box>
        </draw:frame>
        <draw:frame draw:style-name="gr46" draw:text-style-name="P10" draw:layer="layout" svg:width="0.952cm" svg:height="0.635cm" svg:x="10.701cm" svg:y="8.42cm">
          <draw:text-box>
            <text:p><text:span text:style-name="T1">(1)</text:span></text:p>
          </draw:text-box>
        </draw:frame>
        <draw:frame draw:style-name="gr46" draw:text-style-name="P10" draw:layer="layout" svg:width="0.952cm" svg:height="0.635cm" svg:x="10.701cm" svg:y="25.565cm">
          <draw:text-box>
            <text:p><text:span text:style-name="T1">(1)</text:span></text:p>
          </draw:text-box>
        </draw:frame>
        <draw:frame draw:style-name="gr46" draw:text-style-name="P10" draw:layer="layout" svg:width="0.952cm" svg:height="0.635cm" svg:x="17.525cm" svg:y="25.566cm">
          <draw:text-box>
            <text:p><text:span text:style-name="T1">(2)</text:span></text:p>
          </draw:text-box>
        </draw:frame>
        <draw:frame draw:style-name="gr46" draw:text-style-name="P10" draw:layer="layout" svg:width="0.952cm" svg:height="0.635cm" svg:x="10.701cm" svg:y="21.966cm">
          <draw:text-box>
            <text:p><text:span text:style-name="T1">(1)</text:span></text:p>
          </draw:text-box>
        </draw:frame>
        <draw:frame draw:style-name="gr46" draw:text-style-name="P10" draw:layer="layout" svg:width="0.952cm" svg:height="0.635cm" svg:x="17.51cm" svg:y="19.85cm">
          <draw:text-box>
            <text:p><text:span text:style-name="T1">(</text:span><text:span text:style-name="T1">2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5T19:01:18.412931651</meta:creation-date>
    <meta:editing-cycles>41</meta:editing-cycles>
    <meta:editing-duration>PT4H15M54S</meta:editing-duration>
    <dc:date>2023-01-29T17:21:55.706403425</dc:date>
    <meta:generator>LibreOffice/7.3.6.2$Linux_X86_64 LibreOffice_project/30$Build-2</meta:generator>
    <meta:print-date>2023-01-25T21:11:12.541991973</meta:print-date>
    <meta:document-statistic meta:object-count="65"/>
  </office:meta>
</office:document-meta>
</file>